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1.35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103.41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color="#000000"/>
    </style:style>
    <style:style style:name="ce2" style:family="table-cell" style:parent-style-name="Default">
      <style:table-cell-properties fo:background-color="#59c5c7"/>
    </style:style>
    <style:style style:name="ce3" style:family="table-cell" style:parent-style-name="Default">
      <style:table-cell-properties fo:background-color="#59c5c7"/>
      <style:text-properties fo:color="#000000"/>
    </style:style>
    <style:style style:name="ce8" style:family="table-cell" style:parent-style-name="Default">
      <style:table-cell-properties fo:background-color="#59c5c7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59c5c7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XBR + fill_0</text:p>
          </table:table-cell>
          <table:table-cell office:value-type="string" calcext:value-type="string">
            <text:p>XBR + fill_mean</text:p>
          </table:table-cell>
          <table:table-cell office:value-type="string" calcext:value-type="string">
            <text:p>XBR + fill min</text:p>
          </table:table-cell>
          <table:table-cell office:value-type="string" calcext:value-type="string">
            <text:p>XBR + fill_max</text:p>
          </table:table-cell>
          <table:table-cell office:value-type="string" calcext:value-type="string">
            <text:p>XBR + fill_z_score</text:p>
          </table:table-cell>
          <table:table-cell/>
          <table:table-cell office:value-type="string" calcext:value-type="string">
            <text:p>ER + fill_0</text:p>
          </table:table-cell>
          <table:table-cell office:value-type="string" calcext:value-type="string">
            <text:p>ER + fill_mean</text:p>
          </table:table-cell>
          <table:table-cell office:value-type="string" calcext:value-type="string">
            <text:p>ER + fill_min</text:p>
          </table:table-cell>
          <table:table-cell office:value-type="string" calcext:value-type="string">
            <text:p>ER + fill_max</text:p>
          </table:table-cell>
          <table:table-cell office:value-type="string" calcext:value-type="string">
            <text:p>ER + fill_z_scor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MS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R2 ERRO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GRICULTURAL METHANE EMISSION</text:p>
          </table:table-cell>
          <table:table-cell office:value-type="float" office:value="950.8786" calcext:value-type="float">
            <text:p>950.8786</text:p>
          </table:table-cell>
          <table:table-cell office:value-type="float" office:value="800.6754" calcext:value-type="float">
            <text:p>800.6754</text:p>
          </table:table-cell>
          <table:table-cell office:value-type="float" office:value="950.3666" calcext:value-type="float">
            <text:p>950.3666</text:p>
          </table:table-cell>
          <table:table-cell office:value-type="float" office:value="1069.778" calcext:value-type="float">
            <text:p>1069.778</text:p>
          </table:table-cell>
          <table:table-cell table:number-columns-repeated="2"/>
          <table:table-cell office:value-type="float" office:value="253.048" calcext:value-type="float">
            <text:p>253.048</text:p>
          </table:table-cell>
          <table:table-cell office:value-type="float" office:value="194.1651" calcext:value-type="float">
            <text:p>194.1651</text:p>
          </table:table-cell>
          <table:table-cell office:value-type="float" office:value="252.7337" calcext:value-type="float">
            <text:p>252.7337</text:p>
          </table:table-cell>
          <table:table-cell office:value-type="float" office:value="266.4589" calcext:value-type="float">
            <text:p>266.4589</text:p>
          </table:table-cell>
          <table:table-cell/>
        </table:table-row>
        <table:table-row table:style-name="ro1">
          <table:table-cell table:style-name="ce2" office:value-type="string" calcext:value-type="string">
            <text:p>AGRICULTURAL METHANE EMISSION</text:p>
          </table:table-cell>
          <table:table-cell office:value-type="float" office:value="-0.1963" calcext:value-type="float">
            <text:p>-0.1963</text:p>
          </table:table-cell>
          <table:table-cell office:value-type="float" office:value="-0.3734" calcext:value-type="float">
            <text:p>-0.3734</text:p>
          </table:table-cell>
          <table:table-cell office:value-type="float" office:value="-0.1974" calcext:value-type="float">
            <text:p>-0.1974</text:p>
          </table:table-cell>
          <table:table-cell office:value-type="float" office:value="-0.3387" calcext:value-type="float">
            <text:p>-0.3387</text:p>
          </table:table-cell>
          <table:table-cell table:number-columns-repeated="2"/>
          <table:table-cell office:value-type="float" office:value="0.6816" calcext:value-type="float">
            <text:p>0.6816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6665" calcext:value-type="float">
            <text:p>0.666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ORRUPTION PERCEPTIONS INDEX</text:p>
          </table:table-cell>
          <table:table-cell office:value-type="float" office:value="252.4114" calcext:value-type="float">
            <text:p>252.4114</text:p>
          </table:table-cell>
          <table:table-cell office:value-type="float" office:value="233.5514" calcext:value-type="float">
            <text:p>233.5514</text:p>
          </table:table-cell>
          <table:table-cell office:value-type="float" office:value="248.3989" calcext:value-type="float">
            <text:p>248.3989</text:p>
          </table:table-cell>
          <table:table-cell office:value-type="float" office:value="1734.8652" calcext:value-type="float">
            <text:p>1734.8652</text:p>
          </table:table-cell>
          <table:table-cell table:number-columns-repeated="2"/>
          <table:table-cell office:value-type="float" office:value="207.5235" calcext:value-type="float">
            <text:p>207.5235</text:p>
          </table:table-cell>
          <table:table-cell office:value-type="float" office:value="210.867" calcext:value-type="float">
            <text:p>210.867</text:p>
          </table:table-cell>
          <table:table-cell office:value-type="float" office:value="205.325" calcext:value-type="float">
            <text:p>205.325</text:p>
          </table:table-cell>
          <table:table-cell office:value-type="float" office:value="1210.7391" calcext:value-type="float">
            <text:p>1210.7391</text:p>
          </table:table-cell>
          <table:table-cell/>
        </table:table-row>
        <table:table-row table:style-name="ro1">
          <table:table-cell table:style-name="ce2" office:value-type="string" calcext:value-type="string">
            <text:p>CORRUPTION PERCEPTIONS INDEX</text:p>
          </table:table-cell>
          <table:table-cell office:value-type="float" office:value="0.225" calcext:value-type="float">
            <text:p>0.22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212" calcext:value-type="float">
            <text:p>0.2212</text:p>
          </table:table-cell>
          <table:table-cell office:value-type="float" office:value="-0.0501" calcext:value-type="float">
            <text:p>-0.0501</text:p>
          </table:table-cell>
          <table:table-cell table:number-columns-repeated="2"/>
          <table:table-cell office:value-type="float" office:value="0.3628" calcext:value-type="float">
            <text:p>0.3628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2671" calcext:value-type="float">
            <text:p>0.267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ORRUPTION PERCEPTION INDEX 2</text:p>
          </table:table-cell>
          <table:table-cell office:value-type="float" office:value="711.9993" calcext:value-type="float">
            <text:p>711.9993</text:p>
          </table:table-cell>
          <table:table-cell office:value-type="float" office:value="593.2072" calcext:value-type="float">
            <text:p>593.2072</text:p>
          </table:table-cell>
          <table:table-cell office:value-type="float" office:value="711.9993" calcext:value-type="float">
            <text:p>711.9993</text:p>
          </table:table-cell>
          <table:table-cell office:value-type="float" office:value="953.7236" calcext:value-type="float">
            <text:p>953.7236</text:p>
          </table:table-cell>
          <table:table-cell table:number-columns-repeated="2"/>
          <table:table-cell office:value-type="float" office:value="250.8493" calcext:value-type="float">
            <text:p>250.8493</text:p>
          </table:table-cell>
          <table:table-cell office:value-type="float" office:value="162.6384" calcext:value-type="float">
            <text:p>162.6384</text:p>
          </table:table-cell>
          <table:table-cell office:value-type="float" office:value="250.8493" calcext:value-type="float">
            <text:p>250.8493</text:p>
          </table:table-cell>
          <table:table-cell office:value-type="float" office:value="436.2339" calcext:value-type="float">
            <text:p>436.2339</text:p>
          </table:table-cell>
          <table:table-cell/>
        </table:table-row>
        <table:table-row table:style-name="ro1">
          <table:table-cell table:style-name="ce2" office:value-type="string" calcext:value-type="string">
            <text:p>CORRUPTION PERCEPTION INDEX 2</text:p>
          </table:table-cell>
          <table:table-cell office:value-type="float" office:value="-0.1156" calcext:value-type="float">
            <text:p>-0.1156</text:p>
          </table:table-cell>
          <table:table-cell office:value-type="float" office:value="-0.3403" calcext:value-type="float">
            <text:p>-0.3403</text:p>
          </table:table-cell>
          <table:table-cell office:value-type="float" office:value="-0.1156" calcext:value-type="float">
            <text:p>-0.1156</text:p>
          </table:table-cell>
          <table:table-cell office:value-type="float" office:value="-0.2485" calcext:value-type="float">
            <text:p>-0.2485</text:p>
          </table:table-cell>
          <table:table-cell table:number-columns-repeated="2"/>
          <table:table-cell office:value-type="float" office:value="0.6069" calcext:value-type="float">
            <text:p>0.6069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4288" calcext:value-type="float">
            <text:p>0.42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AILY PER CAPITA SUPPLY OF CALORIES</text:p>
          </table:table-cell>
          <table:table-cell table:number-columns-repeated="2" office:value-type="float" office:value="1085819.732" calcext:value-type="float">
            <text:p>1085819.732</text:p>
          </table:table-cell>
          <table:table-cell office:value-type="float" office:value="1085819.73205" calcext:value-type="float">
            <text:p>1085819.73205</text:p>
          </table:table-cell>
          <table:table-cell office:value-type="float" office:value="1085819.732" calcext:value-type="float">
            <text:p>1085819.732</text:p>
          </table:table-cell>
          <table:table-cell table:number-columns-repeated="2"/>
          <table:table-cell table:number-columns-repeated="4" office:value-type="float" office:value="112854.8942" calcext:value-type="float">
            <text:p>112854.8942</text:p>
          </table:table-cell>
          <table:table-cell/>
        </table:table-row>
        <table:table-row table:style-name="ro1">
          <table:table-cell table:style-name="ce2" office:value-type="string" calcext:value-type="string">
            <text:p>DAILY PER CAPITA SUPPLY OF CALORIES</text:p>
          </table:table-cell>
          <table:table-cell office:value-type="float" office:value="-2.8946" calcext:value-type="float">
            <text:p>-2.8946</text:p>
          </table:table-cell>
          <table:table-cell office:value-type="float" office:value="-2.8947" calcext:value-type="float">
            <text:p>-2.8947</text:p>
          </table:table-cell>
          <table:table-cell table:number-columns-repeated="2" office:value-type="float" office:value="-2.8946" calcext:value-type="float">
            <text:p>-2.8946</text:p>
          </table:table-cell>
          <table:table-cell table:number-columns-repeated="2"/>
          <table:table-cell table:number-columns-repeated="4" office:value-type="float" office:value="0.5952" calcext:value-type="float">
            <text:p>0.595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LIFE SATISFACTION</text:p>
          </table:table-cell>
          <table:table-cell table:number-columns-repeated="4" office:value-type="float" office:value="4.2175" calcext:value-type="float">
            <text:p>4.2175</text:p>
          </table:table-cell>
          <table:table-cell table:number-columns-repeated="2"/>
          <table:table-cell table:number-columns-repeated="4" office:value-type="float" office:value="0.9334" calcext:value-type="float">
            <text:p>0.9334</text:p>
          </table:table-cell>
          <table:table-cell/>
        </table:table-row>
        <table:table-row table:style-name="ro1">
          <table:table-cell table:style-name="ce2" office:value-type="string" calcext:value-type="string">
            <text:p>LIFE SATISFACTION</text:p>
          </table:table-cell>
          <table:table-cell office:value-type="float" office:value="-2.1855" calcext:value-type="float">
            <text:p>-2.1855</text:p>
          </table:table-cell>
          <table:table-cell office:value-type="float" office:value="-2.1856" calcext:value-type="float">
            <text:p>-2.1856</text:p>
          </table:table-cell>
          <table:table-cell table:number-columns-repeated="2" office:value-type="float" office:value="-2.1855" calcext:value-type="float">
            <text:p>-2.1855</text:p>
          </table:table-cell>
          <table:table-cell table:number-columns-repeated="2"/>
          <table:table-cell table:number-columns-repeated="4" office:value-type="float" office:value="0.2949" calcext:value-type="float">
            <text:p>0.294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POLITICAL REGIME UPDATED2016</text:p>
          </table:table-cell>
          <table:table-cell table:number-columns-repeated="4" office:value-type="float" office:value="104.8095" calcext:value-type="float">
            <text:p>104.8095</text:p>
          </table:table-cell>
          <table:table-cell table:number-columns-repeated="2"/>
          <table:table-cell office:value-type="float" office:value="51.8573" calcext:value-type="float">
            <text:p>51.8573</text:p>
          </table:table-cell>
          <table:table-cell office:value-type="float" office:value="51.8574" calcext:value-type="float">
            <text:p>51.8574</text:p>
          </table:table-cell>
          <table:table-cell table:number-columns-repeated="2" office:value-type="float" office:value="51.8573" calcext:value-type="float">
            <text:p>51.8573</text:p>
          </table:table-cell>
          <table:table-cell/>
        </table:table-row>
        <table:table-row table:style-name="ro1">
          <table:table-cell table:style-name="ce2" office:value-type="string" calcext:value-type="string">
            <text:p>POLITICAL REGIME UPDATED2016</text:p>
          </table:table-cell>
          <table:table-cell table:number-columns-repeated="4" office:value-type="float" office:value="0.1571" calcext:value-type="float">
            <text:p>0.1571</text:p>
          </table:table-cell>
          <table:table-cell table:number-columns-repeated="2"/>
          <table:table-cell table:number-columns-repeated="4" office:value-type="float" office:value="0.5829" calcext:value-type="float">
            <text:p>0.58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HARE WITH ALCOHOL OR DRUG USE DISORDERS</text:p>
          </table:table-cell>
          <table:table-cell table:number-columns-repeated="4" office:value-type="float" office:value="1.0184" calcext:value-type="float">
            <text:p>1.0184</text:p>
          </table:table-cell>
          <table:table-cell table:number-columns-repeated="2"/>
          <table:table-cell table:number-columns-repeated="4" office:value-type="float" office:value="0.5257" calcext:value-type="float">
            <text:p>0.5257</text:p>
          </table:table-cell>
          <table:table-cell/>
        </table:table-row>
        <table:table-row table:style-name="ro1">
          <table:table-cell table:style-name="ce2" office:value-type="string" calcext:value-type="string">
            <text:p>SHARE WITH ALCOHOL OR DRUG USE DISORDERS</text:p>
          </table:table-cell>
          <table:table-cell table:number-columns-repeated="4" office:value-type="float" office:value="-0.2979" calcext:value-type="float">
            <text:p>-0.2979</text:p>
          </table:table-cell>
          <table:table-cell table:number-columns-repeated="2"/>
          <table:table-cell table:number-columns-repeated="4" office:value-type="float" office:value="0.3299" calcext:value-type="float">
            <text:p>0.329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UN MIGRANT STOCK BY ORIGIN AND DESTINATION 2019</text:p>
          </table:table-cell>
          <table:table-cell table:number-columns-repeated="4" office:value-type="float" office:value="2164570450737.76" calcext:value-type="float">
            <text:p>2164570450737.76</text:p>
          </table:table-cell>
          <table:table-cell table:number-columns-repeated="2"/>
          <table:table-cell office:value-type="float" office:value="1047896278819.61" calcext:value-type="float">
            <text:p>1047896278819.61</text:p>
          </table:table-cell>
          <table:table-cell office:value-type="float" office:value="1047896278819.61" calcext:value-type="float">
            <text:p>1047896278819.61</text:p>
          </table:table-cell>
          <table:table-cell table:number-columns-repeated="2" office:value-type="float" office:value="1047896278819.61" calcext:value-type="float">
            <text:p>1047896278819.61</text:p>
          </table:table-cell>
          <table:table-cell/>
        </table:table-row>
        <table:table-row table:style-name="ro1">
          <table:table-cell table:style-name="ce2" office:value-type="string" calcext:value-type="string">
            <text:p>UN MIGRANT STOCK BY ORIGIN AND DESTINATION 2019</text:p>
          </table:table-cell>
          <table:table-cell table:number-columns-repeated="4" office:value-type="float" office:value="0.1674" calcext:value-type="float">
            <text:p>0.1674</text:p>
          </table:table-cell>
          <table:table-cell table:number-columns-repeated="2"/>
          <table:table-cell table:number-columns-repeated="4" office:value-type="float" office:value="0.5969" calcext:value-type="float">
            <text:p>0.596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WARS FORMATTED</text:p>
          </table:table-cell>
          <table:table-cell table:number-columns-repeated="4" office:value-type="float" office:value="0.2096" calcext:value-type="float">
            <text:p>0.2096</text:p>
          </table:table-cell>
          <table:table-cell table:number-columns-repeated="2"/>
          <table:table-cell table:number-columns-repeated="4" office:value-type="float" office:value="0.2213" calcext:value-type="float">
            <text:p>0.2213</text:p>
          </table:table-cell>
          <table:table-cell/>
        </table:table-row>
        <table:table-row table:style-name="ro1">
          <table:table-cell table:style-name="ce2" office:value-type="string" calcext:value-type="string">
            <text:p>WARS FORMATTED</text:p>
          </table:table-cell>
          <table:table-cell table:number-columns-repeated="4" office:value-type="float" office:value="0.1611" calcext:value-type="float">
            <text:p>0.1611</text:p>
          </table:table-cell>
          <table:table-cell table:number-columns-repeated="2"/>
          <table:table-cell table:number-columns-repeated="4" office:value-type="float" office:value="0.1142" calcext:value-type="float">
            <text:p>0.114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REEDOM OF PRESS DATA, LEGAL ENVIRONMENT AS PREDICTING VALUE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58" calcext:value-type="float">
            <text:p>0.0358</text:p>
          </table:table-cell>
          <table:table-cell table:number-columns-repeated="2" office:value-type="float" office:value="0.0383" calcext:value-type="float">
            <text:p>0.0383</text:p>
          </table:table-cell>
          <table:table-cell table:number-columns-repeated="2"/>
          <table:table-cell office:value-type="float" office:value="0.0103" calcext:value-type="float">
            <text:p>0.01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42" calcext:value-type="float">
            <text:p>0.0142</text:p>
          </table:table-cell>
          <table:table-cell/>
        </table:table-row>
        <table:table-row table:style-name="ro1">
          <table:table-cell table:style-name="ce3" office:value-type="string" calcext:value-type="string">
            <text:p>FREEDOM OF PRESS DATA, LEGAL ENVIRONMENT AS PREDICTING VALUE</text:p>
          </table:table-cell>
          <table:table-cell office:value-type="float" office:value="0.611" calcext:value-type="float">
            <text:p>0.611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6104" calcext:value-type="float">
            <text:p>0.6104</text:p>
          </table:table-cell>
          <table:table-cell table:number-columns-repeated="2"/>
          <table:table-cell office:value-type="float" office:value="0.895" calcext:value-type="float">
            <text:p>0.895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8556" calcext:value-type="float">
            <text:p>0.855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REEDOM OF PRESS DATA, POLITICAL ENVIRONMENT AS PREDICTING VALUE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19" calcext:value-type="float">
            <text:p>0.0319</text:p>
          </table:table-cell>
          <table:table-cell table:number-columns-repeated="2"/>
          <table:table-cell office:value-type="float" office:value="0.0078" calcext:value-type="float">
            <text:p>0.007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1" calcext:value-type="float">
            <text:p>0.0111</text:p>
          </table:table-cell>
          <table:table-cell/>
        </table:table-row>
        <table:table-row table:style-name="ro1">
          <table:table-cell table:style-name="ce2" office:value-type="string" calcext:value-type="string">
            <text:p>FREEDOM OF PRESS DATA, POLITICAL ENVIRONMENT AS PREDICTING VALUE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" calcext:value-type="float">
            <text:p>0.6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118" calcext:value-type="float">
            <text:p>0.6118</text:p>
          </table:table-cell>
          <table:table-cell table:number-columns-repeated="2"/>
          <table:table-cell office:value-type="float" office:value="0.9054" calcext:value-type="float">
            <text:p>0.9054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8646" calcext:value-type="float">
            <text:p>0.864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REEDOM OF PRESS DATA, ECONOMIC ENVIRONMENT AS PREDICTING VALUE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08" calcext:value-type="float">
            <text:p>0.0308</text:p>
          </table:table-cell>
          <table:table-cell table:number-columns-repeated="2"/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style-name="ce8" office:value-type="string" calcext:value-type="string">
            <text:p>FREEDOM OF PRESS DATA, ECONOMIC ENVIRONMENT AS PREDICTING VALUE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5378" calcext:value-type="float">
            <text:p>0.5378</text:p>
          </table:table-cell>
          <table:table-cell table:number-columns-repeated="2"/>
          <table:table-cell office:value-type="float" office:value="0.7951" calcext:value-type="float">
            <text:p>0.7951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791" calcext:value-type="float">
            <text:p>0.791</text:p>
          </table:table-cell>
          <table:table-cell office:value-type="float" office:value="0.7593" calcext:value-type="float">
            <text:p>0.759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REEDOM OF PRESS DATA, TOTAL SCORE AS PREDICTING VALUE</text:p>
          </table:table-cell>
          <table:table-cell office:value-type="float" office:value="469.4764" calcext:value-type="float">
            <text:p>469.4764</text:p>
          </table:table-cell>
          <table:table-cell office:value-type="float" office:value="467.7033" calcext:value-type="float">
            <text:p>467.7033</text:p>
          </table:table-cell>
          <table:table-cell office:value-type="float" office:value="467.2" calcext:value-type="float">
            <text:p>467.2</text:p>
          </table:table-cell>
          <table:table-cell office:value-type="float" office:value="518.8579" calcext:value-type="float">
            <text:p>518.8579</text:p>
          </table:table-cell>
          <table:table-cell table:number-columns-repeated="2"/>
          <table:table-cell office:value-type="float" office:value="18.7691" calcext:value-type="float">
            <text:p>18.7691</text:p>
          </table:table-cell>
          <table:table-cell office:value-type="float" office:value="22.7863" calcext:value-type="float">
            <text:p>22.7863</text:p>
          </table:table-cell>
          <table:table-cell office:value-type="float" office:value="19.2732" calcext:value-type="float">
            <text:p>19.2732</text:p>
          </table:table-cell>
          <table:table-cell office:value-type="float" office:value="40.3739" calcext:value-type="float">
            <text:p>40.3739</text:p>
          </table:table-cell>
          <table:table-cell/>
        </table:table-row>
        <table:table-row table:style-name="ro1">
          <table:table-cell table:style-name="ce4" office:value-type="string" calcext:value-type="string">
            <text:p>FREEDOM OF PRESS DATA, TOTAL SCORE AS PREDICTING VALUE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434" calcext:value-type="float">
            <text:p>0.2434</text:p>
          </table:table-cell>
          <table:table-cell table:number-columns-repeated="2"/>
          <table:table-cell office:value-type="float" office:value="0.9718" calcext:value-type="float">
            <text:p>0.9718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9411" calcext:value-type="float">
            <text:p>0.94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21:34:51.069244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0:08:07.762742477</meta:creation-date>
    <meta:generator>LibreOffice/6.0.7.3$Linux_X86_64 LibreOffice_project/00m0$Build-3</meta:generator>
    <dc:date>2020-03-20T22:07:01.507934118</dc:date>
    <meta:editing-duration>PT39M57S</meta:editing-duration>
    <meta:editing-cycles>4</meta:editing-cycles>
    <meta:document-statistic meta:table-count="1" meta:cell-count="246" meta:object-count="0"/>
  </office:meta>
</office:document-meta>
</file>